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4" style:family="graphic" style:parent-style-name="standard">
      <style:graphic-properties draw:stroke="none" svg:stroke-color="#000000" draw:fill="none" draw:fill-color="#ffffff" fo:min-height="0.756cm"/>
    </style:style>
    <style:style style:name="gr5" style:family="graphic" style:parent-style-name="standard">
      <style:graphic-properties draw:stroke="none" svg:stroke-color="#000000" draw:fill="none" draw:fill-color="#ffffff" fo:min-height="2.23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7.765cm" svg:height="8.934cm" svg:x="6.289cm" svg:y="14.4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96cm" svg:height="1.58cm" svg:x="3.265cm" svg:y="4.88cm">
          <text:p text:style-name="P1">PIC</text:p>
          <text:p text:style-name="P1">MiW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26cm" svg:height="2.611cm" svg:x="8.866cm" svg:y="8.35cm">
          <text:p text:style-name="P1">GPSr</text:p>
          <text:p text:style-name="P1">PIC</text:p>
          <text:p text:style-name="P1">MiW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32cm" svg:height="3.092cm" svg:x="8.247cm" svg:y="20.034cm">
          <text:p text:style-name="P1">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96cm" svg:height="1.58cm" svg:x="9.14cm" svg:y="17.181cm">
          <text:p text:style-name="P1">PIC</text:p>
          <text:p text:style-name="P1">MiW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96cm" svg:height="1.58cm" svg:x="14.879cm" svg:y="4.845cm">
          <text:p text:style-name="P1">PIC</text:p>
          <text:p text:style-name="P1">MiW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669cm" svg:height="1.168cm" svg:x="8.66cm" svg:y="7.526cm">
          <draw:text-box>
            <text:p>Mobile Unit</text:p>
          </draw:text-box>
        </draw:frame>
        <draw:frame draw:style-name="gr4" draw:layer="layout" svg:width="5.223cm" svg:height="2.384cm" svg:x="3.264cm" svg:y="2.647cm">
          <draw:text-box>
            <text:p>Fixed</text:p>
            <text:p>Receiver</text:p>
            <text:p>1</text:p>
          </draw:text-box>
        </draw:frame>
        <draw:frame draw:style-name="gr4" draw:layer="layout" svg:width="5.223cm" svg:height="2.384cm" svg:x="14.879cm" svg:y="2.509cm">
          <draw:text-box>
            <text:p>Fixed</text:p>
            <text:p>Receiver</text:p>
            <text:p>2</text:p>
          </draw:text-box>
        </draw:frame>
        <draw:frame draw:style-name="gr4" draw:layer="layout" svg:width="5.223cm" svg:height="2.384cm" svg:x="9.106cm" svg:y="14.914cm">
          <draw:text-box>
            <text:p>Fixed</text:p>
            <text:p>Receiver</text:p>
            <text:p>3</text:p>
          </draw:text-box>
        </draw:frame>
        <draw:frame draw:style-name="gr5" draw:layer="layout" svg:width="6.082cm" svg:height="2.483cm" svg:x="14.192cm" svg:y="19.827cm">
          <draw:text-box>
            <text:p>Fixed Control</text:p>
            <text:p>Position</text:p>
          </draw:text-box>
        </draw:frame>
        <draw:line draw:style-name="gr6" draw:text-style-name="P1" draw:layer="layout" svg:x1="10.859cm" svg:y1="20.033cm" svg:x2="10.824cm" svg:y2="18.762cm">
          <text:p/>
        </draw:line>
        <draw:line draw:style-name="gr6" draw:text-style-name="P1" draw:layer="layout" svg:x1="9.622cm" svg:y1="18.762cm" svg:x2="9.622cm" svg:y2="20.067cm">
          <text:p/>
        </draw:line>
        <draw:line draw:style-name="gr6" draw:text-style-name="P1" draw:layer="layout" svg:x1="4.261cm" svg:y1="6.563cm" svg:x2="8.488cm" svg:y2="20.067cm">
          <text:p/>
        </draw:line>
        <draw:line draw:style-name="gr6" draw:text-style-name="P1" draw:layer="layout" svg:x1="16.15cm" svg:y1="6.495cm" svg:x2="12.508cm" svg:y2="20.239cm">
          <text:p/>
        </draw:line>
        <draw:line draw:style-name="gr6" draw:text-style-name="P1" draw:layer="layout" svg:x1="10.79cm" svg:y1="14.329cm" svg:x2="10.687cm" svg:y2="10.996cm">
          <text:p/>
        </draw:line>
        <draw:frame draw:style-name="gr7" draw:layer="layout" svg:width="1.984cm" svg:height="2.384cm" svg:x="3.402cm" svg:y="10.104cm">
          <draw:text-box>
            <text:p>I2C</text:p>
            <text:p>RSSI</text:p>
            <text:p>Stats</text:p>
          </draw:text-box>
        </draw:frame>
        <draw:frame draw:style-name="gr8" draw:layer="layout" svg:width="1.984cm" svg:height="2.384cm" svg:x="15.05cm" svg:y="10.996cm">
          <draw:text-box>
            <text:p>I2C</text:p>
            <text:p>RSSI</text:p>
            <text:p>Stats</text:p>
          </draw:text-box>
        </draw:frame>
        <draw:frame draw:style-name="gr8" draw:text-style-name="P2" draw:layer="layout" svg:width="1.319cm" svg:height="1.433cm" svg:x="8.281cm" svg:y="18.727cm">
          <draw:text-box>
            <text:p text:style-name="P2"><text:span text:style-name="T1">I2C</text:span></text:p>
            <text:p text:style-name="P2"><text:span text:style-name="T1">RSSI</text:span></text:p>
            <text:p text:style-name="P2"><text:span text:style-name="T1">Stats</text:span></text:p>
          </draw:text-box>
        </draw:frame>
        <draw:frame draw:style-name="gr8" draw:text-style-name="P2" draw:layer="layout" svg:width="2.297cm" svg:height="1.827cm" svg:x="11.03cm" svg:y="18.11cm">
          <draw:text-box>
            <text:p text:style-name="P2"><text:span text:style-name="T1">I2C</text:span></text:p>
            <text:p text:style-name="P2"><text:span text:style-name="T1">GPS</text:span></text:p>
            <text:p text:style-name="P2"><text:span text:style-name="T1">MiWi</text:span></text:p>
            <text:p text:style-name="P2"><text:span text:style-name="T1">Commands</text:span></text:p>
          </draw:text-box>
        </draw:frame>
        <draw:frame draw:style-name="gr8" draw:text-style-name="P3" draw:layer="layout" svg:width="3.194cm" svg:height="2.471cm" svg:x="10.995cm" svg:y="11.34cm">
          <draw:text-box>
            <text:p text:style-name="P3"><text:span text:style-name="T2">Wireless</text:span></text:p>
            <text:p text:style-name="P3"><text:span text:style-name="T2">Link:</text:span></text:p>
            <text:p text:style-name="P3"><text:span text:style-name="T2">GPS/MiWi</text:span></text:p>
            <text:p text:style-name="P3"><text:span text:style-name="T2">Commands</text:span></text:p>
          </draw:text-box>
        </draw:frame>
        <draw:frame draw:style-name="gr8" draw:text-style-name="P3" draw:layer="layout" svg:width="3.859cm" svg:height="1.361cm" svg:x="6.186cm" svg:y="11.032cm">
          <draw:text-box>
            <text:p text:style-name="P3"><text:span text:style-name="T2">Wireless Link:</text:span></text:p>
            <text:p text:style-name="P3"><text:span text:style-name="T2">GPS Data</text:span></text:p>
          </draw:text-box>
        </draw:frame>
        <draw:frame draw:style-name="gr8" draw:text-style-name="P3" draw:layer="layout" svg:width="3.859cm" svg:height="1.361cm" svg:x="10.688cm" svg:y="6.154cm">
          <draw:text-box>
            <text:p text:style-name="P3"><text:span text:style-name="T2">Wireless Link:</text:span></text:p>
            <text:p text:style-name="P3"><text:span text:style-name="T2">GPS Data</text:span></text:p>
          </draw:text-box>
        </draw:frame>
        <draw:frame draw:style-name="gr8" draw:text-style-name="P3" draw:layer="layout" svg:width="3.859cm" svg:height="1.361cm" svg:x="6.048cm" svg:y="5.741cm">
          <draw:text-box>
            <text:p text:style-name="P3"><text:span text:style-name="T2">Wireless Link:</text:span></text:p>
            <text:p text:style-name="P3"><text:span text:style-name="T2">GPS Data</text:span></text:p>
          </draw:text-box>
        </draw:frame>
        <draw:line draw:style-name="gr6" draw:text-style-name="P1" draw:layer="layout" svg:x1="11.924cm" svg:y1="8.625cm" svg:x2="14.948cm" svg:y2="6.46cm">
          <text:p/>
        </draw:line>
        <draw:line draw:style-name="gr6" draw:text-style-name="P1" draw:layer="layout" svg:x1="8.728cm" svg:y1="8.591cm" svg:x2="5.189cm" svg:y2="6.357cm">
          <text:p/>
        </draw:line>
        <draw:line draw:style-name="gr6" draw:text-style-name="P1" draw:layer="layout" svg:x1="10cm" svg:y1="10.996cm" svg:x2="10.068cm" svg:y2="14.398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ch Davis</meta:initial-creator>
    <meta:creation-date>2012-01-31T22:03:39</meta:creation-date>
    <dc:date>2012-01-31T22:32:47</dc:date>
    <dc:creator>Mitch Davis</dc:creator>
    <meta:editing-duration>PT13M58S</meta:editing-duration>
    <meta:editing-cycles>1</meta:editing-cycles>
    <meta:document-statistic meta:object-count="27"/>
    <meta:generator>LibreOffice/3.4$Unix LibreOffice_project/340m1$Build-402</meta:generator>
  </office:meta>
</office:document-meta>
</file>